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=0" style:apply-style-name="AboveZero" style:base-cell-address="List1.A1"/>
      <style:map style:condition="cell-content()&lt;0" style:apply-style-name="BelowZero" style:base-cell-address="List1.A1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-91" calcext:value-type="float">
            <text:p>-9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-3" calcext:value-type="float">
            <text:p>-3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2"/>
          <table:table-cell office:value-type="float" office:value="-38" calcext:value-type="float">
            <text:p>-38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-63" calcext:value-type="float">
            <text:p>-6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-52" calcext:value-type="float">
            <text:p>-52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</table:table-row>
        <calcext:conditional-formats>
          <calcext:conditional-format calcext:target-range-address="List1.A1:List1.A6">
            <calcext:condition calcext:apply-style-name="AboveZero" calcext:value="&gt;=0" calcext:base-cell-address="List1.A1"/>
            <calcext:condition calcext:apply-style-name="BelowZero" calcext:value="&lt;0" calcext:base-cell-address="Lis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Zero" style:family="table-cell" style:parent-style-name="Default">
      <style:text-properties fo:color="#ff3333"/>
    </style:style>
    <style:style style:name="BelowZero" style:family="table-cell" style:parent-style-name="Default">
      <style:text-properties fo:color="#0000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- </meta:initial-creator>
    <meta:creation-date>2018-03-11T20:31:54.056893806</meta:creation-date>
    <dc:date>2018-03-11T20:33:18.103798690</dc:date>
    <dc:creator>-- </dc:creator>
    <meta:editing-duration>PT1M24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